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Helvetica" svg:font-family="Helvetica"/>
    <style:font-face style:name="Tamil Sangam MN" svg:font-family="Tamil Sangam MN"/>
    <style:font-face style:name="Times New Roman" svg:font-family="Times New Roman"/>
  </office:font-face-decls>
  <office:automatic-styles>
    <style:style style:name="P1" style:family="paragraph" style:parent-style-name="Standard">
      <style:text-properties style:font-name="Helvetica" fo:font-size="11.0pt"/>
    </style:style>
    <style:style style:name="P2" style:family="paragraph" style:parent-style-name="Standard">
      <style:text-properties style:font-name="Tamil Sangam MN" fo:font-size="11.0pt"/>
    </style:style>
    <style:style style:name="P3" style:family="paragraph" style:parent-style-name="Standard">
      <style:text-properties style:font-name="Times New Roman" fo:font-size="11.0pt"/>
    </style:style>
    <style:style style:name="T1" style:family="text">
      <style:text-properties style:font-name="Times New Roman"/>
    </style:style>
    <style:style style:name="T2" style:family="text">
      <style:text-properties style:font-name="Helvetica"/>
    </style:style>
    <style:style style:name="T3" style:family="text">
      <style:text-properties fo:font-size="10.5pt" fo:font-size-asian="10.5pt" fo:font-size-complex="10.5pt"/>
    </style:style>
    <style:style style:name="T4" style:family="text">
      <style:text-properties style:font-name="Times New Roman" fo:font-size="12.0pt" fo:font-size-asian="12.0pt" fo:font-size-complex="12.0pt"/>
    </style:style>
    <style:style style:name="T5" style:family="text">
      <style:text-properties style:font-name="Arial" fo:font-size="10.5pt" fo:font-size-asian="10.5pt" fo:font-size-complex="10.5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1"/>
      <text:p text:style-name="P2">தகவல்<text:span text:style-name="T1"><text:s/></text:span>சக்தி<text:span text:style-name="T1">. </text:span>ஆனால்<text:span text:style-name="T1"><text:s/></text:span>எல்லா<text:span text:style-name="T1"><text:s/></text:span>சக்தியையும்<text:span text:style-name="T1"><text:s/></text:span>போலவே<text:span text:style-name="T1">, </text:span>அதை<text:span text:style-name="T1"><text:s/></text:span>தனக்கென்றே<text:span text:style-name="T1"><text:s/></text:span>வைத்திருக்க<text:span text:style-name="T1"><text:s/></text:span>விரும்புவோரும்<text:span text:style-name="T1"><text:s/></text:span>உள்ளனர்<text:span text:style-name="T1">. </text:span></text:p>
      <text:p text:style-name="P1"/>
      <text:p text:style-name="P2">பல<text:span text:style-name="T1"><text:s/></text:span>நூற்றாண்டுகளாக<text:span text:style-name="T2">, </text:span>புத்தகங்கள்<text:span text:style-name="T1"><text:s/></text:span>மற்றும்<text:span text:style-name="T1"><text:s/></text:span>பத்திரிகைகளில்<text:span text:style-name="T2"><text:s/></text:span>வெளியிடப்பட்ட<text:span text:style-name="T2"><text:s/></text:span>உலகின்<text:span text:style-name="T1"><text:s/></text:span>முழு<text:span text:style-name="T1"><text:s/></text:span>அறிவியல்<text:span text:style-name="T1"><text:s/></text:span>மற்றும்<text:span text:style-name="T1"><text:s/></text:span>கலாச்சார<text:span text:style-name="T1"><text:s/></text:span>பாரம்பரியம்<text:span text:style-name="T1"><text:s/></text:span>பெருகிய<text:span text:style-name="T1"><text:s/></text:span>முறையில்<text:span text:style-name="T1"><text:s/></text:span>டிஜிட்டல்<text:span text:style-name="T1"><text:s/></text:span>மயமாக்கப்பட்டு<text:span text:style-name="T1">, </text:span></text:p>
      <text:p text:style-name="P2">ஒரு<text:span text:style-name="T1"><text:s/></text:span>சில<text:span text:style-name="T1"><text:s/></text:span>தனியார்<text:span text:style-name="T1"><text:s/></text:span>நிறுவனங்களால்<text:span text:style-name="T2"><text:s/></text:span>பூட்டப்பட்டுள்ளது<text:span text:style-name="T1">. </text:span>அறிவியலின்<text:span text:style-name="T1"><text:s/></text:span>மிகவும்<text:span text:style-name="T1"><text:s/></text:span>பிரபலமான<text:span text:style-name="T1"><text:s/></text:span>முடிவுகளை<text:span text:style-name="T2"><text:s/></text:span>நிரூபிக்கும்<text:span text:style-name="T2"><text:s/></text:span>ஆவணங்களை<text:span text:style-name="T2"><text:s/></text:span>படிக்க<text:span text:style-name="T1"><text:s/></text:span>விரும்புகிறீர்களா<text:span text:style-name="T1">? </text:span>அப்படியென்றால்<text:span text:style-name="T1">, <text:s/></text:span>ரீட்<text:span text:style-name="T1"><text:s/></text:span>எல்சேவியர்<text:span text:style-name="T1"><text:s/></text:span>போன்ற<text:span text:style-name="T1"><text:s/></text:span>பதிப்பகத்தார்களுக்கு<text:span text:style-name="T2"><text:s/></text:span>நீங்கள்<text:span text:style-name="T1"><text:s/></text:span>ஏராளமான<text:span text:style-name="T1"><text:s/></text:span>தொகைகளை<text:span text:style-name="T1"><text:s/></text:span>செலுத்தவேண்டும்<text:span text:style-name="T1">.</text:span></text:p>
      <text:p text:style-name="P3"/>
      <text:p text:style-name="P2">இதை<text:span text:style-name="T1"><text:s/></text:span>மாற்ற<text:span text:style-name="T1"><text:s/></text:span>சிலர்<text:span text:style-name="T2"><text:s/></text:span>போராடுகின்றனர்<text:span text:style-name="T1">. </text:span>விஞ்ஞானிகள்<text:span text:style-name="T1"><text:s/></text:span>தங்களின்<text:span text:style-name="T1"><text:s/></text:span>பதிப்புரிமையை<text:span text:style-name="T1"><text:s/></text:span>விட்டுக்கொடுக்காமல்<text:span text:style-name="T2"><text:s/></text:span>அவர்களின்<text:span text:style-name="T1"><text:s/></text:span>பணியை<text:span text:style-name="T1"><text:s/></text:span>இணையத்தில்<text:span text:style-name="T1"><text:s/></text:span>வெளியிட்டு<text:span text:style-name="T2"><text:s/></text:span>அதை<text:span text:style-name="T2"><text:s/></text:span>எவரும்<text:span text:style-name="T1"><text:s/></text:span>விதிமுறைப்படி<text:span text:style-name="T2"><text:s/></text:span>அணுக<text:span text:style-name="T1"><text:s/></text:span>உறுதிப்படுத்தவே<text:span text:style-name="T2"><text:s/></text:span>திறந்த<text:span text:style-name="T1"><text:s/></text:span>அணுகல்<text:span text:style-name="T1"><text:s/></text:span>இயக்கம்<text:span text:style-name="T1"><text:s/></text:span>வல்லமையாக<text:span text:style-name="T1"><text:s/></text:span>போராடி<text:span text:style-name="T1"><text:s/></text:span>வருகின்றனர்<text:span text:style-name="T1">. </text:span></text:p>
      <text:p text:style-name="P3"/>
      <text:p text:style-name="P2">ஆனால்<text:span text:style-name="T1"><text:s/></text:span><text:span text:style-name="T3">மிகச்சிறந்த</text:span><text:span text:style-name="T4"><text:s/></text:span>சூழ்நிலையின்<text:span text:style-name="T1"><text:s/></text:span>கீழ்<text:span text:style-name="T1"><text:s/></text:span>கூட<text:span text:style-name="T1">, </text:span>அவர்களின்<text:span text:style-name="T1"><text:s/></text:span>பணி<text:span text:style-name="T2"><text:s/></text:span>எதிர்காலத்தில்<text:span text:style-name="T1"><text:s/></text:span>வெளியிடப்பட்ட<text:span text:style-name="T1"><text:s/></text:span>விஷயங்களுக்கு<text:span text:style-name="T1"><text:s/></text:span>மட்டுமே<text:span text:style-name="T1"><text:s/></text:span>பொருந்தும்<text:span text:style-name="T1">. </text:span>இப்போது<text:span text:style-name="T1"><text:s/></text:span>வரை<text:span text:style-name="T1"><text:s/></text:span>உள்ள<text:span text:style-name="T1"><text:s/></text:span>அனைத்தையும்<text:span text:style-name="T2"><text:s/></text:span>இழந்து<text:span text:style-name="T2"><text:s/></text:span>விடுவோம்<text:span text:style-name="T2">. </text:span></text:p>
      <text:p text:style-name="P3"/>
      <text:p text:style-name="P2">இது<text:span text:style-name="T2"><text:s/></text:span>நாம்<text:span text:style-name="T2"><text:s/></text:span>இழந்த<text:span text:style-name="T2"><text:s/></text:span>பெரும்<text:span text:style-name="T2"><text:s/></text:span>இழப்பாகும்<text:span text:style-name="T1">. </text:span>கல்வியாளர்களை<text:span text:style-name="T2"><text:s/></text:span>அவர்களின்<text:span text:style-name="T1"><text:s/></text:span>சகாக்களின்<text:span text:style-name="T1"><text:s/></text:span>படைப்புகளைப்<text:span text:style-name="T1"><text:s/></text:span>படிக்க<text:span text:style-name="T1"><text:s/></text:span>பணம்<text:span text:style-name="T1"><text:s/></text:span>செலுத்துமாறு<text:span text:style-name="T1"><text:s/></text:span>கட்டாயப்படுத்துவது<text:span text:style-name="T1">? </text:span>முழு<text:span text:style-name="T1"><text:s/></text:span>நூலகங்களையும்<text:span text:style-name="T1"><text:s/></text:span>ஸ்கேன்<text:span text:style-name="T1"><text:s/></text:span>செய்து<text:span text:style-name="T1">, </text:span>ஆனால்<text:span text:style-name="T1"><text:s/></text:span>கூகிள்<text:span text:style-name="T2">-</text:span>இல்<text:span text:style-name="T2"><text:s/></text:span>உள்ளவரை<text:span text:style-name="T2"><text:s text:c="4"/></text:span>மட்டுமே<text:span text:style-name="T1"><text:s/></text:span>அவற்றைப்<text:span text:style-name="T1"><text:s/></text:span>படிக்க<text:span text:style-name="T2"><text:s/></text:span>அனுமதிப்பது<text:span text:style-name="T1">? </text:span>முதல்<text:span text:style-name="T1"><text:s/></text:span>உலகில்<text:span text:style-name="T1"><text:s/></text:span>உயரடுக்கில்<text:span text:style-name="T2"><text:s/></text:span>உள்ள<text:span text:style-name="T1"><text:s/></text:span>பல்கலைக்கழகங்களில்<text:span text:style-name="T1"><text:s/></text:span>உள்ளவர்களுக்கு<text:span text:style-name="T1"><text:s/></text:span>அறிவியல்<text:span text:style-name="T1"><text:s/></text:span>கட்டுரைகளை<text:span text:style-name="T1"><text:s/></text:span>வழங்கி<text:span text:style-name="T1">, </text:span>உலகளாவிய<text:span text:style-name="T1"><text:s/></text:span>தெற்கில்<text:span text:style-name="T1"><text:s/></text:span>உள்ள<text:span text:style-name="T1"><text:s/></text:span>குழந்தைகளுக்கு<text:span text:style-name="T1"><text:s/></text:span>வழங்காவது<text:span text:style-name="T1">? </text:span>இவை<text:span text:style-name="T1"><text:s/></text:span>மிகவும்<text:span text:style-name="T1"><text:s/></text:span>ஒழுக்கேடானவை<text:span text:style-name="T1"><text:s text:c="2"/></text:span>மற்றும்<text:span text:style-name="T1"><text:s/></text:span>ஏற்றுக்கொள்ளவே<text:span text:style-name="T1"><text:s/></text:span>முடியாவனவை<text:span text:style-name="T1">.</text:span></text:p>
      <text:p text:style-name="P3"/>
      <text:p text:style-name="P2"><text:span text:style-name="T1">"</text:span>நான்<text:span text:style-name="T1"><text:s/></text:span>ஒப்புக்கொள்கிறேன்<text:span text:style-name="T1">, </text:span>ஆனால்<text:span text:style-name="T1"><text:s/></text:span>நாங்கள்<text:span text:style-name="T1"><text:s/></text:span>என்ன<text:span text:style-name="T1"><text:s/></text:span>செய்ய<text:span text:style-name="T1"><text:s/></text:span>முடியும்<text:span text:style-name="T1">? </text:span>நிறுவனங்கள்<text:span text:style-name="T1"><text:s/></text:span>பதிப்புரிமைகளை<text:span text:style-name="T1"><text:s/></text:span>வைத்திருக்கின்றன<text:span text:style-name="T1">,</text:span></text:p>
      <text:p text:style-name="P2">அணுகலுக்காக<text:span text:style-name="T1"><text:s/></text:span>கட்டணம்<text:span text:style-name="T1"><text:s/></text:span>வசூலிப்பதன்<text:span text:style-name="T1"><text:s/></text:span>மூலம்<text:span text:style-name="T1"><text:s/></text:span>அவர்கள்<text:span text:style-name="T1"><text:s/></text:span>ஏராளமான<text:span text:style-name="T1"><text:s/></text:span>லாபத்தைச்<text:span text:style-name="T1"><text:s/></text:span>சம்பாதிக்கிறார்கள்<text:span text:style-name="T1">, </text:span>அதுமட்டுமின்றி<text:span text:style-name="T2"><text:s/></text:span>இது<text:span text:style-name="T2"><text:s text:c="3"/></text:span></text:p>
      <text:p text:style-name="P2">சட்டபூர்வமானது<text:span text:style-name="T1"><text:s/>- </text:span>அவற்றைத்<text:span text:style-name="T1"><text:s/></text:span>தடுக்க<text:span text:style-name="T1"><text:s/></text:span>நாங்கள்<text:span text:style-name="T1"><text:s/></text:span>எதுவும்<text:span text:style-name="T1"><text:s/></text:span>செய்ய<text:span text:style-name="T1"><text:s/></text:span>முடியாது<text:span text:style-name="T1">" </text:span>என்று<text:span text:style-name="T1"><text:s/></text:span>பலர்<text:span text:style-name="T1"><text:s/></text:span>கூறுகிறார்கள்<text:span text:style-name="T2">. </text:span>ஆனால்<text:span text:style-name="T1"><text:s/></text:span>நம்மால்<text:span text:style-name="T2"><text:s/></text:span>செய்ய<text:span text:style-name="T2"><text:s/></text:span>முடிந்த<text:span text:style-name="T1"><text:s/></text:span>ஒன்று<text:span text:style-name="T1"><text:s/></text:span>இருக்கிறது<text:span text:style-name="T1">, </text:span>ஏற்கனவே<text:span text:style-name="T1"><text:s/></text:span>செய்யப்பட்டுள்ள<text:span text:style-name="T1"><text:s/></text:span>ஒன்று<text:span text:style-name="T1">: </text:span>நாம்<text:span text:style-name="T2"><text:s/></text:span>எதிர்த்துப்<text:span text:style-name="T2"><text:s/></text:span>போராடலாம்<text:span text:style-name="T1">.</text:span></text:p>
      <text:p text:style-name="P3"/>
      <text:p text:style-name="P2">இந்த<text:span text:style-name="T1"><text:s/></text:span>வளங்களை<text:span text:style-name="T1"><text:s/></text:span>அணுகக்கூடியவர்கள்<text:span text:style-name="T1"><text:s/>- </text:span>மாணவர்கள்<text:span text:style-name="T1">, </text:span>நூலகர்கள்<text:span text:style-name="T1">, </text:span>விஞ்ஞானிகள்<text:span text:style-name="T1"><text:s/>– </text:span>உங்களுக்கு<text:span text:style-name="T2"><text:s/></text:span>ஒரு<text:span text:style-name="T1"><text:s/></text:span><text:span text:style-name="T3">தனிச்சலுகை</text:span><text:span text:style-name="T4"><text:s/></text:span>வழங்கப்பட்டுள்ளது<text:span text:style-name="T1">. </text:span>இவ்வரிவின்<text:span text:style-name="T2"><text:s/></text:span>விருந்தில்<text:span text:style-name="T2"><text:s/></text:span>நீங்கள்<text:span text:style-name="T2"><text:s/></text:span>உண்ணக்கூடும்பொழுது<text:span text:style-name="T2"><text:s/></text:span>இவ்வுலுகில்<text:span text:style-name="T2"><text:s/></text:span>பலர்<text:span text:style-name="T2"><text:s/></text:span>ஒதுக்கி<text:span text:style-name="T2"><text:s/></text:span>வைக்கப்படுகின்றனர்<text:span text:style-name="T1">. </text:span>அனால்<text:span text:style-name="T1"><text:s/></text:span>நீங்கள்<text:span text:style-name="T1"><text:s/></text:span>இந்தச்<text:span text:style-name="T1"><text:s/></text:span>சலுகையை<text:span text:style-name="T1"><text:s/></text:span>உங்களுக்காக<text:span text:style-name="T1"><text:s/></text:span>மட்டுமே<text:span text:style-name="T1"><text:s/></text:span>வைத்துக்கொள்ள<text:span text:style-name="T1"><text:s/></text:span>வேண்டாம்<text:span text:style-name="T1">,</text:span><text:span text:style-name="T4"><text:s/></text:span>ஒழுக்கரீதியாக<text:span text:style-name="T1"><text:s/></text:span>வைத்துக்கொள்ளவும்<text:span text:style-name="T1"><text:s/></text:span>கூடாது<text:span text:style-name="T1">. </text:span>அதை<text:span text:style-name="T2"><text:s/></text:span>இந்த<text:span text:style-name="T2"><text:s/></text:span>உலகத்துடன்<text:span text:style-name="T2"><text:s/></text:span>பகிர<text:span text:style-name="T1"><text:s/></text:span>உங்களுக்கு<text:span text:style-name="T1"><text:s/></text:span>கடமை<text:span text:style-name="T1"><text:s/></text:span>இருக்கிறது<text:span text:style-name="T2">. </text:span>நீங்கள்<text:span text:style-name="T2"><text:s/></text:span>இப்படி<text:span text:style-name="T2"><text:s/></text:span>செய்தும்<text:span text:style-name="T2"><text:s/></text:span>இருக்கிறீர்கள்<text:span text:style-name="T2">: </text:span>சக<text:span text:style-name="T1"><text:s/></text:span>ஊழியர்களுடன்<text:span text:style-name="T1"><text:s/></text:span>பாஸ்வேர்ட்<text:span text:style-name="T2">-</text:span>ஐ<text:span text:style-name="T2"><text:s/></text:span>பகிர்தல்<text:span text:style-name="T1">, </text:span>நண்பர்களுக்காக<text:span text:style-name="T2"><text:s/></text:span>பதிவிறக்கக்<text:span text:style-name="T1"><text:s/></text:span>கோரிக்கைகள்<text:span text:style-name="T2"><text:s/></text:span>நிரப்புதல்<text:span text:style-name="T1">.</text:span></text:p>
      <text:p text:style-name="P3"/>
      <text:p text:style-name="P2">இதற்கிடையில்<text:span text:style-name="T1">, </text:span>விளக்கப்பட்டவர்கள்<text:span text:style-name="T1"><text:s/></text:span><text:span text:style-name="T3">ஒன்றும்</text:span><text:span text:style-name="T5"><text:s/></text:span><text:span text:style-name="T3">செய்யாத</text:span><text:span text:style-name="T4"><text:s/></text:span>நிற்கவில்லை<text:span text:style-name="T1">. </text:span>உங்களிடம்<text:span text:style-name="T1"><text:s/></text:span>உள்ள<text:span text:style-name="T4"><text:s/></text:span>துளைகள்<text:span text:style-name="T1"><text:s/></text:span>வழியாக<text:span text:style-name="T1"><text:s/></text:span>பதுங்கி<text:span text:style-name="T1"><text:s/></text:span>வேலிகள்<text:span text:style-name="T1"><text:s/></text:span>மீது<text:span text:style-name="T1"><text:s/></text:span>ஏறி<text:span text:style-name="T1">, </text:span>தகவல்களை<text:span text:style-name="T1"><text:s/></text:span>விடுவித்து<text:span text:style-name="T4"><text:s/></text:span>வெளியீட்டாளர்களால்<text:span text:style-name="T1"><text:s/></text:span>பூட்டப்பட்டு<text:span text:style-name="T1"><text:s/></text:span>வைத்துள்ளவையை<text:span text:style-name="T2"><text:s/></text:span>உங்கள்<text:span text:style-name="T1"><text:s/></text:span>நண்பர்களுடன்<text:span text:style-name="T1"><text:s/></text:span>பகிர்ந்துக்<text:span text:style-name="T2"><text:s/></text:span>கொண்டிருக்கிறீர்கள்<text:span text:style-name="T2">.</text:span></text:p>
      <text:p text:style-name="P3"/>
      <text:p text:style-name="P2">ஆனால்<text:span text:style-name="T1"><text:s/></text:span>இந்த<text:span text:style-name="T1"><text:s/></text:span>நடவடிக்கை<text:span text:style-name="T1"><text:s/></text:span>அனைத்தும்<text:span text:style-name="T1"><text:s/></text:span>இருண்டு<text:span text:style-name="T1">, </text:span>மறைக்கப்பட்டு<text:span text:style-name="T1"><text:s/></text:span>நிலத்தடியில்<text:span text:style-name="T1"><text:s/></text:span>சென்று<text:span text:style-name="T2"><text:s/></text:span>கொண்டிருக்கிறது<text:span text:style-name="T1">. </text:span>இவைக்குப்<text:span text:style-name="T2"><text:s/></text:span>பெயர்<text:span text:style-name="T2"><text:s/></text:span></text:p>
      <text:p text:style-name="P2">திருட்டு<text:span text:style-name="T1"><text:s/></text:span>அல்லது<text:span text:style-name="T1"><text:s/></text:span>கொள்ளை<text:span text:style-name="T1">. </text:span>இது<text:span text:style-name="T1"><text:s/></text:span>எப்படி<text:span text:style-name="T2"><text:s/></text:span>இருக்கிறது<text:span text:style-name="T2"><text:s/></text:span>என்றால்<text:span text:style-name="T2"><text:s/></text:span>அறிவுச்<text:span text:style-name="T1"><text:s/></text:span>செல்வத்தைப்<text:span text:style-name="T1"><text:s/></text:span>பகிர்வது<text:span text:style-name="T1"><text:s/></text:span>ஒரு<text:span text:style-name="T1"><text:s/></text:span>கப்பலைக்<text:span text:style-name="T1"><text:s/></text:span>கொள்ளையடிப்பதற்க்கும்<text:span text:style-name="T1"><text:s/></text:span>அதன்<text:span text:style-name="T1"><text:s/></text:span>குழுவினரைக்<text:span text:style-name="T1"><text:s/></text:span>கொலை<text:span text:style-name="T1"><text:s/></text:span>செய்வதற்கும்<text:span text:style-name="T1"><text:s/></text:span>தார்மீகவீதியாகச்<text:span text:style-name="T1"><text:s text:c="2"/></text:span>சமம்<text:span text:style-name="T2"><text:s/></text:span>போல<text:span text:style-name="T1">. </text:span>ஆனால்<text:span text:style-name="T1"><text:s/></text:span>பகிர்வு<text:span text:style-name="T1"><text:s/></text:span>ஒழுக்கக்கேடானது<text:span text:style-name="T2"><text:s/></text:span>இல்லை<text:span text:style-name="T1"><text:s/>- </text:span>இது<text:span text:style-name="T1"><text:s/></text:span>ஒரு<text:span text:style-name="T1"><text:s/></text:span>தார்மீக<text:span text:style-name="T1"><text:s/></text:span>கட்டாயமாகும்<text:span text:style-name="T1">. </text:span>பேராசையால்<text:span text:style-name="T1"><text:s/></text:span>கண்மூடித்தனமாக<text:span text:style-name="T1"><text:s/></text:span>இருப்பவர்கள்<text:span text:style-name="T1"><text:s/></text:span>மட்டுமே<text:span text:style-name="T1"><text:s/></text:span>ஒரு<text:span text:style-name="T1"><text:s/></text:span>நண்பர்<text:span text:style-name="T1"><text:s/></text:span>ஒரு<text:span text:style-name="T1"><text:s/></text:span>காப்பியை<text:span text:style-name="T2"><text:s/></text:span>உருவாக்குவதை<text:span text:style-name="T2"><text:s/></text:span>மறுப்பார்கள்<text:span text:style-name="T1">.</text:span></text:p>
      <text:p text:style-name="P3"/>
      <text:p text:style-name="P2">பெரிய<text:span text:style-name="T1"><text:s/></text:span>நிறுவனங்கள்<text:span text:style-name="T1"><text:s/></text:span>பேராசையால்<text:span text:style-name="T1"><text:s/></text:span>கண்மூடித்தனமாகத்தான்<text:span text:style-name="T1"><text:s/></text:span>இருக்கின்றன<text:span text:style-name="T1">. </text:span>அவர்கள்<text:span text:style-name="T1"><text:s/></text:span>எந்த<text:span text:style-name="T1"><text:s/></text:span>சட்டத்தின்<text:span text:style-name="T1"><text:s/></text:span>கீழ்<text:span text:style-name="T1"><text:s/></text:span>செயல்படுகிறார்களோ<text:span text:style-name="T1">, </text:span>அதற்கு<text:span text:style-name="T1"><text:s/></text:span>இது<text:span text:style-name="T1"><text:s/></text:span>தேவைப்படுகிறது<text:span text:style-name="T1"><text:s/>- </text:span>அவர்களின்<text:span text:style-name="T1"><text:s/></text:span>பங்குதாரர்கள்<text:span text:style-name="T1"><text:s/></text:span>இதற்கு<text:span text:style-name="T1"><text:s/></text:span>குறைவான<text:span text:style-name="T1"><text:s/></text:span>எதையும்<text:span text:style-name="T1"><text:s/></text:span>கிளர்ச்சி<text:span text:style-name="T1"><text:s/></text:span>செய்வார்கள்<text:span text:style-name="T1">. </text:span>மற்றும்<text:span text:style-name="T1"><text:s/></text:span>அரசியல்வாதிகள்<text:span text:style-name="T1"><text:s/></text:span>இவர்களிடம்<text:span text:style-name="T2"><text:s/></text:span>பணம்<text:span text:style-name="T2"><text:s/></text:span>பெற்று<text:span text:style-name="T2"><text:s/></text:span>உறுதுணையாக<text:span text:style-name="T2"><text:s/></text:span>பணிபுரிகிறார்கள்<text:span text:style-name="T1">, </text:span>யார்<text:span text:style-name="T1"><text:s/></text:span>பிரதிகள்<text:span text:style-name="T1"><text:s/></text:span>செய்ய<text:span text:style-name="T1"><text:s/></text:span>முடியும்<text:span text:style-name="T1"><text:s/></text:span>என்பதை<text:span text:style-name="T1"><text:s/></text:span>தீர்மானிக்க<text:span text:style-name="T1"><text:s/></text:span>பிரத்யேக<text:span text:style-name="T1"><text:s/></text:span>சக்தி<text:span text:style-name="T2"><text:s/></text:span>அவர்களுக்கு<text:span text:style-name="T1"><text:s/></text:span>தந்து<text:span text:style-name="T2"><text:s/></text:span>சட்டங்களை<text:span text:style-name="T1"><text:s/></text:span>இயற்றுகிறார்கள்<text:span text:style-name="T1">.</text:span></text:p>
      <text:p text:style-name="P3"/>
      <text:p text:style-name="P2">நியாயமற்ற<text:span text:style-name="T1"><text:s/></text:span>சட்டங்களைப்<text:span text:style-name="T1"><text:s/></text:span>பின்பற்றுவதில்<text:span text:style-name="T1"><text:s/></text:span>நீதி<text:span text:style-name="T1"><text:s/></text:span>இல்லை<text:span text:style-name="T1">. </text:span>இவற்றை<text:span text:style-name="T1"><text:s/></text:span>வெளிச்சத்திற்கு<text:span text:style-name="T2"><text:s/></text:span>கொண்டு<text:span text:style-name="T2"><text:s/></text:span>வந்து<text:span text:style-name="T1">, </text:span>ஒத்துழையாமை<text:span text:style-name="T1"><text:s/></text:span>என்ற<text:span text:style-name="T1"><text:s/></text:span>பெரிய<text:span text:style-name="T1"><text:s/></text:span>பாரம்பரியத்தில்<text:span text:style-name="T1"><text:s/></text:span>பொது<text:span text:style-name="T1"><text:s/></text:span>கலாச்சாரத்தின்<text:span text:style-name="T1"><text:s/></text:span>தனிப்பட்ட<text:span text:style-name="T1"><text:s/></text:span>திருட்டுக்கு<text:span text:style-name="T1"><text:s/></text:span>நம்<text:span text:style-name="T2"><text:s/></text:span>எதிர்ப்பை<text:span text:style-name="T1"><text:s/></text:span>அறிவிக்க<text:span text:style-name="T2"><text:s/></text:span>இது<text:span text:style-name="T2"><text:s/></text:span>சரியான<text:span text:style-name="T2"><text:s/></text:span>நேரம்<text:span text:style-name="T2">.</text:span></text:p>
      <text:p text:style-name="P3"/>
      <text:p text:style-name="P2">நாம்<text:span text:style-name="T1"><text:s/></text:span>தகவல்கள<text:span text:style-name="T2">,</text:span><text:span text:style-name="T1"><text:s/></text:span>அது<text:span text:style-name="T1"><text:s/></text:span>எங்கு<text:span text:style-name="T1"><text:s/></text:span>சேமிக்கப்பட்டாலும்<text:span text:style-name="T2">,</text:span><text:span text:style-name="T1"><text:s/></text:span>எடுத்துக்கொள்ள<text:span text:style-name="T1"><text:s/></text:span>வேண்டும்<text:span text:style-name="T2">.</text:span><text:span text:style-name="T1"><text:s/></text:span>நகல்களை<text:span text:style-name="T1"><text:s/></text:span>உருவாக்கி<text:span text:style-name="T1"><text:s/></text:span>உலகத்துடன்பகிர்ந்துக்<text:span text:style-name="T1"><text:s/></text:span>கொள்ள<text:span text:style-name="T1"><text:s/></text:span>வேண்டும்<text:span text:style-name="T1">. </text:span>பதிப்புரிமைக்கு<text:span text:style-name="T1"><text:s/></text:span>புறம்பான<text:span text:style-name="T1"><text:s/></text:span>விஷயங்களை<text:span text:style-name="T1"><text:s/></text:span>எடுத்து<text:span text:style-name="T1"><text:s/></text:span>அதை<text:span text:style-name="T2"><text:s/></text:span>பொது<text:span text:style-name="T2"><text:s/></text:span>காப்பகத்தில்<text:span text:style-name="T1"><text:s/></text:span>சேர்க்க<text:span text:style-name="T1"><text:s/></text:span>வேண்டும்<text:span text:style-name="T1">. </text:span>ரகசிய<text:span text:style-name="T1"><text:s/></text:span>தரவுத்தளங்களை<text:span text:style-name="T1"><text:s/></text:span>வாங்கி<text:span text:style-name="T1"><text:s/></text:span>அவற்றை<text:span text:style-name="T1"><text:s/></text:span>இணையத்தில்<text:span text:style-name="T1"><text:s/></text:span>சேர்க்க<text:span text:style-name="T1"><text:s/></text:span>வேண்டும்<text:span text:style-name="T1">. </text:span>நாம்<text:span text:style-name="T1"><text:s/></text:span>விஞ்ஞான<text:span text:style-name="T1"><text:s/></text:span>பத்திரிகைகளைப்<text:span text:style-name="T1"><text:s/></text:span>பதிவிறக்கி<text:span text:style-name="T1"><text:s/></text:span>அவற்றை<text:span text:style-name="T1"><text:s text:c="2"/></text:span>ஃபைல்<text:span text:style-name="T1"><text:s/></text:span>பகிர்வு<text:span text:style-name="T1"><text:s/></text:span>நெட்வொர்க்குகளில்<text:span text:style-name="T1"><text:s/></text:span>பதிவேற்றவேண்டும்<text:span text:style-name="T1">. </text:span>கொரில்லா<text:span text:style-name="T1"><text:s/></text:span>திறந்த<text:span text:style-name="T1"><text:s/></text:span>அணுகலுக்காக<text:span text:style-name="T1"><text:s/></text:span>போராடவேண்டும்<text:span text:style-name="T1">.</text:span></text:p>
      <text:p text:style-name="P3"/>
      <text:p text:style-name="P2">நம்மில்<text:span text:style-name="T1"><text:s/></text:span>போதுமானவர்கள்<text:span text:style-name="T1"><text:s/></text:span>உலகம்<text:span text:style-name="T1"><text:s/></text:span>முழுவதும்<text:span text:style-name="T2"><text:s/></text:span>இணைந்தால்<text:span text:style-name="T1">, </text:span>அறிவை<text:span text:style-name="T1"><text:s/></text:span>தனியார்மயமாக்குவதை<text:span text:style-name="T1"><text:s/></text:span>எதிர்த்து<text:span text:style-name="T1"><text:s/></text:span>ஒரு<text:span text:style-name="T1"><text:s/></text:span>வலுவான<text:span text:style-name="T1"><text:s/></text:span>செய்தியை<text:span text:style-name="T1"><text:s/></text:span>மட்டும்<text:span text:style-name="T2"><text:s/></text:span>அனுப்பாமல்<text:span text:style-name="T2">, </text:span>அதை<text:span text:style-name="T1"><text:s/></text:span>கடந்த<text:span text:style-name="T1"><text:s/></text:span>காலத்தின்<text:span text:style-name="T1"><text:s/></text:span>ஒரு<text:span text:style-name="T1"><text:s/></text:span>விஷயமாக<text:span text:style-name="T1"><text:s/></text:span>மாற்றலாம்<text:span text:style-name="T1">.</text:span></text:p>
      <text:p text:style-name="P2">நீங்கள்<text:span text:style-name="T1"><text:s/></text:span>எங்களுடன்<text:span text:style-name="T1"><text:s/></text:span>இணைவீர்களா<text:span text:style-name="T1">?</text:span></text:p>
      <text:p text:style-name="P3"/>
      <text:p text:style-name="P3"/>
      <text:p text:style-name="P2">ஆரோன்<text:span text:style-name="T1"><text:s/></text:span>ஸ்வார்ட்ஸ்</text:p>
      <text:p text:style-name="P3"/>
      <text:p text:style-name="P2">ஜூலை<text:span text:style-name="T1"><text:s/>2008, </text:span>எரேமோ<text:span text:style-name="T1">, </text:span>இத்தாலி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6</meta:generator>
  </office:meta>
</office:document-meta>
</file>